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7cm" svg:height="2.7cm" svg:x="3.6cm" svg:y="10.8cm">
          <text:p text:style-name="P1">Google's <text:line-break/>Prominence 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.3cm" svg:height="2.7cm" svg:x="11.199cm" svg:y="10.799cm">
          <text:p text:style-name="P1">No. of Reviews<text:line-break/>on WikiMap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599cm" svg:height="1.599cm" svg:x="8.1cm" svg:y="7.4cm">
          <text:p text:style-name="P1">Feature<text:line-break/>Popular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45cm" svg:y1="10.8cm" svg:x2="10.399cm" svg:y2="8.999cm" draw:start-shape="id1" draw:start-glue-point="0" draw:end-shape="id2" draw:end-glue-point="2" svg:d="m6450 10800 3949-1801">
          <text:p/>
        </draw:connector>
        <draw:connector draw:style-name="gr2" draw:text-style-name="P1" draw:layer="layout" draw:type="line" svg:x1="13.849cm" svg:y1="10.799cm" svg:x2="10.399cm" svg:y2="8.999cm" draw:start-shape="id3" draw:start-glue-point="0" draw:end-shape="id2" draw:end-glue-point="2" svg:d="m13849 10799-3450-1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baz Khan</meta:initial-creator>
    <meta:creation-date>2014-05-05T21:09:34</meta:creation-date>
    <dc:date>2014-05-05T21:55:03</dc:date>
    <dc:creator>Arbaz Khan</dc:creator>
    <meta:editing-duration>PT30M19S</meta:editing-duration>
    <meta:editing-cycles>1</meta:editing-cycles>
    <meta:document-statistic meta:object-count="5"/>
    <meta:generator>LibreOffice/3.5$Linux_x86 LibreOffice_project/350m1$Build-2</meta:generator>
  </office:meta>
</office:document-meta>
</file>